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row table:style-name="ro1" table:number-rows-repeated="6"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7066" calcext:value-type="float">
            <text:p>0.4871</text:p>
          </table:table-cell>
          <table:table-cell office:value-type="float" office:value="0.417387" calcext:value-type="float">
            <text:p>0.4174</text:p>
          </table:table-cell>
          <table:table-cell office:value-type="float" office:value="0.526437" calcext:value-type="float">
            <text:p>0.5264</text:p>
          </table:table-cell>
          <table:table-cell office:value-type="float" office:value="0.330977" calcext:value-type="float">
            <text:p>0.3310</text:p>
          </table:table-cell>
          <table:table-cell office:value-type="float" office:value="0.513358" calcext:value-type="float">
            <text:p>0.5134</text:p>
          </table:table-cell>
          <table:table-cell office:value-type="float" office:value="0.844623" calcext:value-type="float">
            <text:p>0.8446</text:p>
          </table:table-cell>
          <table:table-cell office:value-type="float" office:value="0.529469" calcext:value-type="float">
            <text:p>0.5295</text:p>
          </table:table-cell>
          <table:table-cell table:number-columns-repeated="2" office:value-type="float" office:value="0.844627" calcext:value-type="float">
            <text:p>0.844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48545" calcext:value-type="float">
            <text:p>0.4485</text:p>
          </table:table-cell>
          <table:table-cell office:value-type="float" office:value="0.398164" calcext:value-type="float">
            <text:p>0.3982</text:p>
          </table:table-cell>
          <table:table-cell office:value-type="float" office:value="0.493856" calcext:value-type="float">
            <text:p>0.4939</text:p>
          </table:table-cell>
          <table:table-cell office:value-type="float" office:value="0.407408" calcext:value-type="float">
            <text:p>0.4074</text:p>
          </table:table-cell>
          <table:table-cell office:value-type="float" office:value="0.468593" calcext:value-type="float">
            <text:p>0.4686</text:p>
          </table:table-cell>
          <table:table-cell office:value-type="float" office:value="1.012368" calcext:value-type="float">
            <text:p>1.0124</text:p>
          </table:table-cell>
          <table:table-cell office:value-type="float" office:value="0.509979" calcext:value-type="float">
            <text:p>0.5100</text:p>
          </table:table-cell>
          <table:table-cell table:number-columns-repeated="2" office:value-type="float" office:value="1.012372" calcext:value-type="float">
            <text:p>1.012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9869" calcext:value-type="float">
            <text:p>0.4499</text:p>
          </table:table-cell>
          <table:table-cell office:value-type="float" office:value="0.387728" calcext:value-type="float">
            <text:p>0.3877</text:p>
          </table:table-cell>
          <table:table-cell office:value-type="float" office:value="0.506954" calcext:value-type="float">
            <text:p>0.5070</text:p>
          </table:table-cell>
          <table:table-cell office:value-type="float" office:value="0.471912" calcext:value-type="float">
            <text:p>0.4719</text:p>
          </table:table-cell>
          <table:table-cell office:value-type="float" office:value="0.455849" calcext:value-type="float">
            <text:p>0.4558</text:p>
          </table:table-cell>
          <table:table-cell office:value-type="float" office:value="0.929225" calcext:value-type="float">
            <text:p>0.9292</text:p>
          </table:table-cell>
          <table:table-cell office:value-type="float" office:value="0.507464" calcext:value-type="float">
            <text:p>0.5075</text:p>
          </table:table-cell>
          <table:table-cell table:number-columns-repeated="2" office:value-type="float" office:value="0.92923" calcext:value-type="float">
            <text:p>0.92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6236" calcext:value-type="float">
            <text:p>0.4362</text:p>
          </table:table-cell>
          <table:table-cell office:value-type="float" office:value="0.385851" calcext:value-type="float">
            <text:p>0.3859</text:p>
          </table:table-cell>
          <table:table-cell office:value-type="float" office:value="0.495729" calcext:value-type="float">
            <text:p>0.4957</text:p>
          </table:table-cell>
          <table:table-cell office:value-type="float" office:value="0.57872" calcext:value-type="float">
            <text:p>0.5787</text:p>
          </table:table-cell>
          <table:table-cell office:value-type="float" office:value="0.527507" calcext:value-type="float">
            <text:p>0.5275</text:p>
          </table:table-cell>
          <table:table-cell office:value-type="float" office:value="1.015272" calcext:value-type="float">
            <text:p>1.0153</text:p>
          </table:table-cell>
          <table:table-cell office:value-type="float" office:value="0.578738" calcext:value-type="float">
            <text:p>0.5787</text:p>
          </table:table-cell>
          <table:table-cell table:number-columns-repeated="2" office:value-type="float" office:value="1.015284" calcext:value-type="float">
            <text:p>1.015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535" calcext:value-type="float">
            <text:p>0.4454</text:p>
          </table:table-cell>
          <table:table-cell office:value-type="float" office:value="0.383118" calcext:value-type="float">
            <text:p>0.3831</text:p>
          </table:table-cell>
          <table:table-cell office:value-type="float" office:value="0.475606" calcext:value-type="float">
            <text:p>0.4756</text:p>
          </table:table-cell>
          <table:table-cell office:value-type="float" office:value="0.808918" calcext:value-type="float">
            <text:p>0.8089</text:p>
          </table:table-cell>
          <table:table-cell office:value-type="float" office:value="0.7262" calcext:value-type="float">
            <text:p>0.7262</text:p>
          </table:table-cell>
          <table:table-cell office:value-type="float" office:value="1.417915" calcext:value-type="float">
            <text:p>1.4179</text:p>
          </table:table-cell>
          <table:table-cell office:value-type="float" office:value="0.808941" calcext:value-type="float">
            <text:p>0.8089</text:p>
          </table:table-cell>
          <table:table-cell table:number-columns-repeated="2" office:value-type="float" office:value="1.417935" calcext:value-type="float">
            <text:p>1.41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1402" calcext:value-type="float">
            <text:p>0.4414</text:p>
          </table:table-cell>
          <table:table-cell office:value-type="float" office:value="0.405551" calcext:value-type="float">
            <text:p>0.4056</text:p>
          </table:table-cell>
          <table:table-cell office:value-type="float" office:value="0.46647" calcext:value-type="float">
            <text:p>0.4665</text:p>
          </table:table-cell>
          <table:table-cell office:value-type="float" office:value="1.329482" calcext:value-type="float">
            <text:p>1.3295</text:p>
          </table:table-cell>
          <table:table-cell office:value-type="float" office:value="1.232517" calcext:value-type="float">
            <text:p>1.2325</text:p>
          </table:table-cell>
          <table:table-cell office:value-type="float" office:value="2.160235" calcext:value-type="float">
            <text:p>2.1602</text:p>
          </table:table-cell>
          <table:table-cell office:value-type="float" office:value="1.329516" calcext:value-type="float">
            <text:p>1.3295</text:p>
          </table:table-cell>
          <table:table-cell table:number-columns-repeated="2" office:value-type="float" office:value="2.160254" calcext:value-type="float">
            <text:p>2.1603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60155" calcext:value-type="float">
            <text:p>0.4602</text:p>
          </table:table-cell>
          <table:table-cell office:value-type="float" office:value="0.379313" calcext:value-type="float">
            <text:p>0.3793</text:p>
          </table:table-cell>
          <table:table-cell office:value-type="float" office:value="0.539606" calcext:value-type="float">
            <text:p>0.5396</text:p>
          </table:table-cell>
          <table:table-cell office:value-type="float" office:value="0.666577" calcext:value-type="float">
            <text:p>0.6666</text:p>
          </table:table-cell>
          <table:table-cell office:value-type="float" office:value="0.536122" calcext:value-type="float">
            <text:p>0.5361</text:p>
          </table:table-cell>
          <table:table-cell office:value-type="float" office:value="1.803008" calcext:value-type="float">
            <text:p>1.8030</text:p>
          </table:table-cell>
          <table:table-cell office:value-type="float" office:value="0.666581" calcext:value-type="float">
            <text:p>0.6666</text:p>
          </table:table-cell>
          <table:table-cell table:number-columns-repeated="2" office:value-type="float" office:value="1.803013" calcext:value-type="float">
            <text:p>1.8030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36869" calcext:value-type="float">
            <text:p>0.4369</text:p>
          </table:table-cell>
          <table:table-cell office:value-type="float" office:value="0.360505" calcext:value-type="float">
            <text:p>0.3605</text:p>
          </table:table-cell>
          <table:table-cell office:value-type="float" office:value="0.49828" calcext:value-type="float">
            <text:p>0.4983</text:p>
          </table:table-cell>
          <table:table-cell office:value-type="float" office:value="0.765752" calcext:value-type="float">
            <text:p>0.7658</text:p>
          </table:table-cell>
          <table:table-cell office:value-type="float" office:value="0.626996" calcext:value-type="float">
            <text:p>0.6270</text:p>
          </table:table-cell>
          <table:table-cell office:value-type="float" office:value="1.966169" calcext:value-type="float">
            <text:p>1.9662</text:p>
          </table:table-cell>
          <table:table-cell office:value-type="float" office:value="0.765756" calcext:value-type="float">
            <text:p>0.7658</text:p>
          </table:table-cell>
          <table:table-cell table:number-columns-repeated="2" office:value-type="float" office:value="1.966173" calcext:value-type="float">
            <text:p>1.96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9364" calcext:value-type="float">
            <text:p>0.4194</text:p>
          </table:table-cell>
          <table:table-cell office:value-type="float" office:value="0.351145" calcext:value-type="float">
            <text:p>0.3511</text:p>
          </table:table-cell>
          <table:table-cell office:value-type="float" office:value="0.475829" calcext:value-type="float">
            <text:p>0.4758</text:p>
          </table:table-cell>
          <table:table-cell office:value-type="float" office:value="0.866381" calcext:value-type="float">
            <text:p>0.8664</text:p>
          </table:table-cell>
          <table:table-cell office:value-type="float" office:value="0.758685" calcext:value-type="float">
            <text:p>0.7587</text:p>
          </table:table-cell>
          <table:table-cell office:value-type="float" office:value="1.755732" calcext:value-type="float">
            <text:p>1.7557</text:p>
          </table:table-cell>
          <table:table-cell office:value-type="float" office:value="0.866385" calcext:value-type="float">
            <text:p>0.8664</text:p>
          </table:table-cell>
          <table:table-cell table:number-columns-repeated="2" office:value-type="float" office:value="1.755736" calcext:value-type="float">
            <text:p>1.755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888" calcext:value-type="float">
            <text:p>0.3989</text:p>
          </table:table-cell>
          <table:table-cell office:value-type="float" office:value="0.343616" calcext:value-type="float">
            <text:p>0.3436</text:p>
          </table:table-cell>
          <table:table-cell office:value-type="float" office:value="0.434703" calcext:value-type="float">
            <text:p>0.4347</text:p>
          </table:table-cell>
          <table:table-cell office:value-type="float" office:value="1.079853" calcext:value-type="float">
            <text:p>1.0799</text:p>
          </table:table-cell>
          <table:table-cell office:value-type="float" office:value="0.972881" calcext:value-type="float">
            <text:p>0.9729</text:p>
          </table:table-cell>
          <table:table-cell office:value-type="float" office:value="1.998379" calcext:value-type="float">
            <text:p>1.9984</text:p>
          </table:table-cell>
          <table:table-cell office:value-type="float" office:value="1.079869" calcext:value-type="float">
            <text:p>1.0799</text:p>
          </table:table-cell>
          <table:table-cell table:number-columns-repeated="2" office:value-type="float" office:value="1.998403" calcext:value-type="float">
            <text:p>1.998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8856" calcext:value-type="float">
            <text:p>0.3989</text:p>
          </table:table-cell>
          <table:table-cell office:value-type="float" office:value="0.34147" calcext:value-type="float">
            <text:p>0.3415</text:p>
          </table:table-cell>
          <table:table-cell office:value-type="float" office:value="0.421058" calcext:value-type="float">
            <text:p>0.4211</text:p>
          </table:table-cell>
          <table:table-cell office:value-type="float" office:value="1.532452" calcext:value-type="float">
            <text:p>1.5325</text:p>
          </table:table-cell>
          <table:table-cell office:value-type="float" office:value="1.389918" calcext:value-type="float">
            <text:p>1.3899</text:p>
          </table:table-cell>
          <table:table-cell office:value-type="float" office:value="2.750046" calcext:value-type="float">
            <text:p>2.7500</text:p>
          </table:table-cell>
          <table:table-cell office:value-type="float" office:value="1.532478" calcext:value-type="float">
            <text:p>1.5325</text:p>
          </table:table-cell>
          <table:table-cell table:number-columns-repeated="2" office:value-type="float" office:value="2.750073" calcext:value-type="float">
            <text:p>2.750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33024" calcext:value-type="float">
            <text:p>0.3330</text:p>
          </table:table-cell>
          <table:table-cell office:value-type="float" office:value="0.4013" calcext:value-type="float">
            <text:p>0.4013</text:p>
          </table:table-cell>
          <table:table-cell office:value-type="float" office:value="2.465889" calcext:value-type="float">
            <text:p>2.4659</text:p>
          </table:table-cell>
          <table:table-cell office:value-type="float" office:value="2.25441" calcext:value-type="float">
            <text:p>2.2544</text:p>
          </table:table-cell>
          <table:table-cell office:value-type="float" office:value="4.260878" calcext:value-type="float">
            <text:p>4.2609</text:p>
          </table:table-cell>
          <table:table-cell office:value-type="float" office:value="2.465918" calcext:value-type="float">
            <text:p>2.4659</text:p>
          </table:table-cell>
          <table:table-cell table:number-columns-repeated="2" office:value-type="float" office:value="4.260911" calcext:value-type="float">
            <text:p>4.260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6873" calcext:value-type="float">
            <text:p>0.3969</text:p>
          </table:table-cell>
          <table:table-cell office:value-type="float" office:value="0.338672" calcext:value-type="float">
            <text:p>0.3387</text:p>
          </table:table-cell>
          <table:table-cell office:value-type="float" office:value="0.457586" calcext:value-type="float">
            <text:p>0.4576</text:p>
          </table:table-cell>
          <table:table-cell office:value-type="float" office:value="0.963876" calcext:value-type="float">
            <text:p>0.9639</text:p>
          </table:table-cell>
          <table:table-cell office:value-type="float" office:value="0.763673" calcext:value-type="float">
            <text:p>0.7637</text:p>
          </table:table-cell>
          <table:table-cell office:value-type="float" office:value="2.62882" calcext:value-type="float">
            <text:p>2.6288</text:p>
          </table:table-cell>
          <table:table-cell office:value-type="float" office:value="0.963881" calcext:value-type="float">
            <text:p>0.9639</text:p>
          </table:table-cell>
          <table:table-cell table:number-columns-repeated="2" office:value-type="float" office:value="2.628824" calcext:value-type="float">
            <text:p>2.62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1331" calcext:value-type="float">
            <text:p>0.3913</text:p>
          </table:table-cell>
          <table:table-cell office:value-type="float" office:value="0.319334" calcext:value-type="float">
            <text:p>0.3193</text:p>
          </table:table-cell>
          <table:table-cell office:value-type="float" office:value="0.421079" calcext:value-type="float">
            <text:p>0.4211</text:p>
          </table:table-cell>
          <table:table-cell office:value-type="float" office:value="1.107036" calcext:value-type="float">
            <text:p>1.1070</text:p>
          </table:table-cell>
          <table:table-cell office:value-type="float" office:value="0.899579" calcext:value-type="float">
            <text:p>0.8996</text:p>
          </table:table-cell>
          <table:table-cell office:value-type="float" office:value="3.006417" calcext:value-type="float">
            <text:p>3.0064</text:p>
          </table:table-cell>
          <table:table-cell office:value-type="float" office:value="1.10704" calcext:value-type="float">
            <text:p>1.1070</text:p>
          </table:table-cell>
          <table:table-cell table:number-columns-repeated="2" office:value-type="float" office:value="3.006421" calcext:value-type="float">
            <text:p>3.006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64695" calcext:value-type="float">
            <text:p>0.3647</text:p>
          </table:table-cell>
          <table:table-cell office:value-type="float" office:value="0.30108" calcext:value-type="float">
            <text:p>0.3011</text:p>
          </table:table-cell>
          <table:table-cell office:value-type="float" office:value="0.387545" calcext:value-type="float">
            <text:p>0.3875</text:p>
          </table:table-cell>
          <table:table-cell office:value-type="float" office:value="1.257155" calcext:value-type="float">
            <text:p>1.2572</text:p>
          </table:table-cell>
          <table:table-cell office:value-type="float" office:value="1.091285" calcext:value-type="float">
            <text:p>1.0913</text:p>
          </table:table-cell>
          <table:table-cell office:value-type="float" office:value="2.67996" calcext:value-type="float">
            <text:p>2.6800</text:p>
          </table:table-cell>
          <table:table-cell office:value-type="float" office:value="1.257159" calcext:value-type="float">
            <text:p>1.2572</text:p>
          </table:table-cell>
          <table:table-cell table:number-columns-repeated="2" office:value-type="float" office:value="2.679965" calcext:value-type="float">
            <text:p>2.6800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4757" calcext:value-type="float">
            <text:p>0.3548</text:p>
          </table:table-cell>
          <table:table-cell office:value-type="float" office:value="0.305268" calcext:value-type="float">
            <text:p>0.3053</text:p>
          </table:table-cell>
          <table:table-cell office:value-type="float" office:value="0.455813" calcext:value-type="float">
            <text:p>0.4558</text:p>
          </table:table-cell>
          <table:table-cell office:value-type="float" office:value="1.574717" calcext:value-type="float">
            <text:p>1.5747</text:p>
          </table:table-cell>
          <table:table-cell office:value-type="float" office:value="1.407661" calcext:value-type="float">
            <text:p>1.4077</text:p>
          </table:table-cell>
          <table:table-cell office:value-type="float" office:value="2.995335" calcext:value-type="float">
            <text:p>2.9953</text:p>
          </table:table-cell>
          <table:table-cell office:value-type="float" office:value="1.574742" calcext:value-type="float">
            <text:p>1.5747</text:p>
          </table:table-cell>
          <table:table-cell table:number-columns-repeated="2" office:value-type="float" office:value="2.995349" calcext:value-type="float">
            <text:p>2.995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505" calcext:value-type="float">
            <text:p>0.3585</text:p>
          </table:table-cell>
          <table:table-cell office:value-type="float" office:value="0.301424" calcext:value-type="float">
            <text:p>0.3014</text:p>
          </table:table-cell>
          <table:table-cell office:value-type="float" office:value="0.44313" calcext:value-type="float">
            <text:p>0.4431</text:p>
          </table:table-cell>
          <table:table-cell office:value-type="float" office:value="2.252442" calcext:value-type="float">
            <text:p>2.2524</text:p>
          </table:table-cell>
          <table:table-cell office:value-type="float" office:value="2.013612" calcext:value-type="float">
            <text:p>2.0136</text:p>
          </table:table-cell>
          <table:table-cell office:value-type="float" office:value="4.163222" calcext:value-type="float">
            <text:p>4.1632</text:p>
          </table:table-cell>
          <table:table-cell office:value-type="float" office:value="2.25247" calcext:value-type="float">
            <text:p>2.2525</text:p>
          </table:table-cell>
          <table:table-cell table:number-columns-repeated="2" office:value-type="float" office:value="4.163242" calcext:value-type="float">
            <text:p>4.16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288521" calcext:value-type="float">
            <text:p>0.2885</text:p>
          </table:table-cell>
          <table:table-cell office:value-type="float" office:value="0.433854" calcext:value-type="float">
            <text:p>0.4339</text:p>
          </table:table-cell>
          <table:table-cell office:value-type="float" office:value="3.599441" calcext:value-type="float">
            <text:p>3.5994</text:p>
          </table:table-cell>
          <table:table-cell office:value-type="float" office:value="3.316319" calcext:value-type="float">
            <text:p>3.3163</text:p>
          </table:table-cell>
          <table:table-cell office:value-type="float" office:value="5.960392" calcext:value-type="float">
            <text:p>5.9604</text:p>
          </table:table-cell>
          <table:table-cell office:value-type="float" office:value="3.599473" calcext:value-type="float">
            <text:p>3.5995</text:p>
          </table:table-cell>
          <table:table-cell table:number-columns-repeated="2" office:value-type="float" office:value="5.960429" calcext:value-type="float">
            <text:p>5.9604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8697" calcext:value-type="float">
            <text:p>0.3887</text:p>
          </table:table-cell>
          <table:table-cell office:value-type="float" office:value="0.27358" calcext:value-type="float">
            <text:p>0.2736</text:p>
          </table:table-cell>
          <table:table-cell office:value-type="float" office:value="0.492426" calcext:value-type="float">
            <text:p>0.4924</text:p>
          </table:table-cell>
          <table:table-cell office:value-type="float" office:value="1.239734" calcext:value-type="float">
            <text:p>1.2397</text:p>
          </table:table-cell>
          <table:table-cell office:value-type="float" office:value="0.997353" calcext:value-type="float">
            <text:p>0.9974</text:p>
          </table:table-cell>
          <table:table-cell office:value-type="float" office:value="3.416176" calcext:value-type="float">
            <text:p>3.4162</text:p>
          </table:table-cell>
          <table:table-cell office:value-type="float" office:value="1.239744" calcext:value-type="float">
            <text:p>1.2397</text:p>
          </table:table-cell>
          <table:table-cell table:number-columns-repeated="2" office:value-type="float" office:value="3.416181" calcext:value-type="float">
            <text:p>3.41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37095" calcext:value-type="float">
            <text:p>0.3371</text:p>
          </table:table-cell>
          <table:table-cell office:value-type="float" office:value="0.276239" calcext:value-type="float">
            <text:p>0.2762</text:p>
          </table:table-cell>
          <table:table-cell office:value-type="float" office:value="0.37361" calcext:value-type="float">
            <text:p>0.3736</text:p>
          </table:table-cell>
          <table:table-cell office:value-type="float" office:value="1.462053" calcext:value-type="float">
            <text:p>1.4621</text:p>
          </table:table-cell>
          <table:table-cell office:value-type="float" office:value="1.157594" calcext:value-type="float">
            <text:p>1.1576</text:p>
          </table:table-cell>
          <table:table-cell office:value-type="float" office:value="3.941933" calcext:value-type="float">
            <text:p>3.9419</text:p>
          </table:table-cell>
          <table:table-cell office:value-type="float" office:value="1.462063" calcext:value-type="float">
            <text:p>1.4621</text:p>
          </table:table-cell>
          <table:table-cell table:number-columns-repeated="2" office:value-type="float" office:value="3.941943" calcext:value-type="float">
            <text:p>3.9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9228" calcext:value-type="float">
            <text:p>0.3192</text:p>
          </table:table-cell>
          <table:table-cell office:value-type="float" office:value="0.269866" calcext:value-type="float">
            <text:p>0.2699</text:p>
          </table:table-cell>
          <table:table-cell office:value-type="float" office:value="0.346279" calcext:value-type="float">
            <text:p>0.3463</text:p>
          </table:table-cell>
          <table:table-cell office:value-type="float" office:value="1.633538" calcext:value-type="float">
            <text:p>1.6335</text:p>
          </table:table-cell>
          <table:table-cell office:value-type="float" office:value="1.422637" calcext:value-type="float">
            <text:p>1.4226</text:p>
          </table:table-cell>
          <table:table-cell office:value-type="float" office:value="3.492266" calcext:value-type="float">
            <text:p>3.4923</text:p>
          </table:table-cell>
          <table:table-cell office:value-type="float" office:value="1.633553" calcext:value-type="float">
            <text:p>1.6336</text:p>
          </table:table-cell>
          <table:table-cell table:number-columns-repeated="2" office:value-type="float" office:value="3.492275" calcext:value-type="float">
            <text:p>3.49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2767" calcext:value-type="float">
            <text:p>0.3228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426434" calcext:value-type="float">
            <text:p>0.4264</text:p>
          </table:table-cell>
          <table:table-cell office:value-type="float" office:value="2.052176" calcext:value-type="float">
            <text:p>2.0522</text:p>
          </table:table-cell>
          <table:table-cell office:value-type="float" office:value="1.843829" calcext:value-type="float">
            <text:p>1.8438</text:p>
          </table:table-cell>
          <table:table-cell office:value-type="float" office:value="3.816024" calcext:value-type="float">
            <text:p>3.8160</text:p>
          </table:table-cell>
          <table:table-cell office:value-type="float" office:value="2.052197" calcext:value-type="float">
            <text:p>2.0522</text:p>
          </table:table-cell>
          <table:table-cell table:number-columns-repeated="2" office:value-type="float" office:value="3.816053" calcext:value-type="float">
            <text:p>3.816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5857" calcext:value-type="float">
            <text:p>0.3059</text:p>
          </table:table-cell>
          <table:table-cell office:value-type="float" office:value="0.253821" calcext:value-type="float">
            <text:p>0.2538</text:p>
          </table:table-cell>
          <table:table-cell office:value-type="float" office:value="0.3849" calcext:value-type="float">
            <text:p>0.3849</text:p>
          </table:table-cell>
          <table:table-cell office:value-type="float" office:value="2.946982" calcext:value-type="float">
            <text:p>2.9470</text:p>
          </table:table-cell>
          <table:table-cell office:value-type="float" office:value="2.665622" calcext:value-type="float">
            <text:p>2.6656</text:p>
          </table:table-cell>
          <table:table-cell office:value-type="float" office:value="5.39339" calcext:value-type="float">
            <text:p>5.3934</text:p>
          </table:table-cell>
          <table:table-cell office:value-type="float" office:value="2.947026" calcext:value-type="float">
            <text:p>2.9470</text:p>
          </table:table-cell>
          <table:table-cell table:number-columns-repeated="2" office:value-type="float" office:value="5.393418" calcext:value-type="float">
            <text:p>5.39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2213" calcext:value-type="float">
            <text:p>0.3022</text:p>
          </table:table-cell>
          <table:table-cell office:value-type="float" office:value="0.255151" calcext:value-type="float">
            <text:p>0.2552</text:p>
          </table:table-cell>
          <table:table-cell office:value-type="float" office:value="0.406989" calcext:value-type="float">
            <text:p>0.4070</text:p>
          </table:table-cell>
          <table:table-cell office:value-type="float" office:value="4.739395" calcext:value-type="float">
            <text:p>4.7394</text:p>
          </table:table-cell>
          <table:table-cell office:value-type="float" office:value="4.41674" calcext:value-type="float">
            <text:p>4.4167</text:p>
          </table:table-cell>
          <table:table-cell office:value-type="float" office:value="7.562734" calcext:value-type="float">
            <text:p>7.5627</text:p>
          </table:table-cell>
          <table:table-cell office:value-type="float" office:value="4.739432" calcext:value-type="float">
            <text:p>4.7394</text:p>
          </table:table-cell>
          <table:table-cell table:number-columns-repeated="2" office:value-type="float" office:value="7.562778" calcext:value-type="float">
            <text:p>7.5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3:20:10.49753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8-19T23:48:38.240594011</dc:date>
    <meta:editing-duration>PT5H56M9S</meta:editing-duration>
    <meta:editing-cycles>12</meta:editing-cycles>
    <meta:generator>LibreOffice/7.0.6.2$Linux_X86_64 LibreOffice_project/00$Build-2</meta:generator>
    <meta:document-statistic meta:table-count="3" meta:cell-count="930" meta:object-count="0"/>
  </office:meta>
</office:document-meta>
</file>